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19cm"/>
    </style:style>
    <style:style style:name="co2" style:family="table-column">
      <style:table-column-properties fo:break-before="auto" style:column-width="6.486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7.334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0"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FM12Pi V2.7</text:p>
          </table:table-cell>
          <table:table-cell table:style-name="ce3" office:value-type="string" calcext:value-type="string">
            <text:p><text:s/>31st Oct 2014</text:p>
          </table:table-cell>
          <table:table-cell table:style-name="ce1" office:value-type="string" calcext:value-type="string">
            <text:p>Glyn Hudson OpenEnergyMonitor.org / Megni.co.uk</text:p>
          </table:table-cell>
          <table:table-cell table:style-name="ce1" table:number-columns-repeated="1020"/>
          <table:table-cell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ignator</text:p>
          </table:table-cell>
          <table:table-cell table:style-name="ce3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Notes 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C1,C2,C3,C4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 LED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QFP 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A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C2</text:p>
          </table:table-cell>
          <table:table-cell table:style-name="ce5" office:value-type="string" calcext:value-type="string">
            <text:p>QFN 32 (ALTERNATE PART TO IC1)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MEGA328P-A (ALTERNATE PART TO IC1)</text:p>
          </table:table-cell>
          <table:table-cell table:style-name="ce2" table:number-columns-repeated="1019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2 x 5 pin header female (2.54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RasPi_GPIO</text:p>
          </table:table-cell>
          <table:table-cell office:value-type="string" calcext:value-type="string">
            <text:p>TO BE FITTED ON UNDER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T</text:p>
          </table:table-cell>
          <table:table-cell office:value-type="string" calcext:value-type="string">
            <text:p>Wire Whip Anten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(165mm 433Mhz / 82mm 868Mhz)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RFM69C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 BE SUPPLIED BY MEGNI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4-10-31T11:25:39.544392491</dc:date>
    <dc:creator>Glyn Hudson</dc:creator>
    <meta:editing-duration>P0D</meta:editing-duration>
    <meta:editing-cycles>1</meta:editing-cycles>
    <meta:document-statistic meta:table-count="1" meta:cell-count="49" meta:object-count="0"/>
  </office:meta>
</office:document-meta>
</file>